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unts</text:p>
          </table:table-cell>
          <table:table-cell office:value-type="string">
            <text:p>Mag</text:p>
          </table:table-cell>
          <table:table-cell office:value-type="string">
            <text:p>E(B-V)</text:p>
          </table:table-cell>
          <table:table-cell office:value-type="string">
            <text:p>Corrected</text:p>
          </table:table-cell>
          <table:table-cell office:value-type="string">
            <text:p>Flux</text:p>
          </table:table-cell>
          <table:table-cell office:value-type="string">
            <text:p>L(FUV)</text:p>
          </table:table-cell>
          <table:table-cell office:value-type="string">
            <text:p>SFR(UV)</text:p>
          </table:table-cell>
          <table:table-cell office:value-type="string">
            <text:p>SFR(Ha)</text:p>
          </table:table-cell>
          <table:table-cell office:value-type="string">
            <text:p>log(Ha)</text:p>
          </table:table-cell>
          <table:table-cell office:value-type="string">
            <text:p>log(UV)</text:p>
          </table:table-cell>
          <table:table-cell office:value-type="string">
            <text:p>D(Mpc)</text:p>
          </table:table-cell>
          <table:table-cell office:value-type="string">
            <text:p>Mb</text:p>
          </table:table-cell>
        </table:table-row>
        <table:table-row table:style-name="ro2">
          <table:table-cell office:value-type="string">
            <text:p>LGS3</text:p>
          </table:table-cell>
          <table:table-cell office:value-type="float" office:value="0.9742232">
            <text:p>0.97</text:p>
          </table:table-cell>
          <table:table-cell table:formula="oooc:=18.82-2.5*LOG([.B2];10)" office:value-type="float" office:value="18.8483538310494">
            <text:p>18.85</text:p>
          </table:table-cell>
          <table:table-cell office:value-type="float" office:value="0.04">
            <text:p>0.04</text:p>
          </table:table-cell>
          <table:table-cell table:formula="oooc:=[.C2]-4.176*[.D2]" office:value-type="float" office:value="18.6813138310494">
            <text:p>18.68</text:p>
          </table:table-cell>
          <table:table-cell table:style-name="ce1" table:formula="oooc:=10^(-0.4*([.E2]+48.6))" office:value-type="float" office:value="1.22313520812113E-027">
            <text:p>1.22E-27</text:p>
          </table:table-cell>
          <table:table-cell table:formula="oooc:=4*3.1415*(3.08568025*10^24*[.L2])^2*[.F2]" office:value-type="float" office:value="5.62544319456363E+022">
            <text:p>5.63E+022</text:p>
          </table:table-cell>
          <table:table-cell table:style-name="ce1" table:formula="oooc:=1.4E-028*[.G2]" office:value-type="float" office:value="0.00000787562047238908">
            <text:p>7.88E-06</text:p>
          </table:table-cell>
          <table:table-cell office:value-type="float" office:value="0.000000126">
            <text:p>1.26E-07</text:p>
          </table:table-cell>
          <table:table-cell table:formula="oooc:=LOG([.I2];10)" office:value-type="float" office:value="-6.89962945488244">
            <text:p>-6.9</text:p>
          </table:table-cell>
          <table:table-cell table:formula="oooc:=LOG([.H2];10)" office:value-type="float" office:value="-5.10371522076127">
            <text:p>-5.1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2">
          <table:table-cell office:value-type="string">
            <text:p>LSBCD564-08</text:p>
          </table:table-cell>
          <table:table-cell office:value-type="float" office:value="1.79234">
            <text:p>1.79</text:p>
          </table:table-cell>
          <table:table-cell table:formula="oooc:=18.82-2.5*LOG([.B3];10)" office:value-type="float" office:value="18.1864490071679">
            <text:p>18.19</text:p>
          </table:table-cell>
          <table:table-cell office:value-type="float" office:value="0.0288">
            <text:p>0.03</text:p>
          </table:table-cell>
          <table:table-cell table:formula="oooc:=[.C3]-4.176*[.D3]" office:value-type="float" office:value="18.0661802071679">
            <text:p>18.07</text:p>
          </table:table-cell>
          <table:table-cell table:style-name="ce1" table:formula="oooc:=10^(-0.4*([.E3]+48.6))" office:value-type="float" office:value="2.15540019162983E-027">
            <text:p>2.16E-27</text:p>
          </table:table-cell>
          <table:table-cell table:formula="oooc:=4*3.1415*(3.08568025*10^24*[.L3])^2*[.F3]" office:value-type="float" office:value="1.9384964457845E+025">
            <text:p>1.94E+025</text:p>
          </table:table-cell>
          <table:table-cell table:style-name="ce1" table:formula="oooc:=1.4E-028*[.G3]" office:value-type="float" office:value="0.0027138950240983">
            <text:p>2.71E-03</text:p>
          </table:table-cell>
          <table:table-cell office:value-type="float" office:value="0.000037122">
            <text:p>3.71E-05</text:p>
          </table:table-cell>
          <table:table-cell table:formula="oooc:=LOG([.I3];10)" office:value-type="float" office:value="-4.43036863359636">
            <text:p>-4.43</text:p>
          </table:table-cell>
          <table:table-cell table:formula="oooc:=LOG([.H3];10)" office:value-type="float" office:value="-2.56640695525276">
            <text:p>-2.57</text:p>
          </table:table-cell>
          <table:table-cell office:value-type="float" office:value="8.67">
            <text:p>8.67</text:p>
          </table:table-cell>
          <table:table-cell/>
        </table:table-row>
        <table:table-row table:style-name="ro1">
          <table:table-cell office:value-type="string">
            <text:p>LeoT</text:p>
          </table:table-cell>
          <table:table-cell office:value-type="float" office:value="5.010552">
            <text:p>5.01</text:p>
          </table:table-cell>
          <table:table-cell table:formula="oooc:=18.82-2.5*LOG([.B4];10)" office:value-type="float" office:value="17.0702860658966">
            <text:p>17.07</text:p>
          </table:table-cell>
          <table:table-cell office:value-type="float" office:value="0.0309">
            <text:p>0.03</text:p>
          </table:table-cell>
          <table:table-cell table:formula="oooc:=[.C4]-4.176*[.D4]" office:value-type="float" office:value="16.9412476658966">
            <text:p>16.94</text:p>
          </table:table-cell>
          <table:table-cell table:style-name="ce1" table:formula="oooc:=10^(-0.4*([.E4]+48.6))" office:value-type="float" office:value="6.07436568722417E-027">
            <text:p>6.07E-27</text:p>
          </table:table-cell>
          <table:table-cell table:formula="oooc:=4*3.1415*(3.08568025*10^24*[.L4])^2*[.F4]" office:value-type="float" office:value="1.28203065964915E+023">
            <text:p>1.28E+023</text:p>
          </table:table-cell>
          <table:table-cell table:style-name="ce1" table:formula="oooc:=1.4E-028*[.G4]" office:value-type="float" office:value="0.000017948429235088">
            <text:p>1.79E-05</text:p>
          </table:table-cell>
          <table:table-cell office:value-type="float" office:value="0.000001201">
            <text:p>1.20E-06</text:p>
          </table:table-cell>
          <table:table-cell table:formula="oooc:=LOG([.I4];10)" office:value-type="float" office:value="-5.92045699259709">
            <text:p>-5.92</text:p>
          </table:table-cell>
          <table:table-cell table:formula="oooc:=LOG([.H4];10)" office:value-type="float" office:value="-4.74597355290088">
            <text:p>-4.75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2">
          <table:table-cell office:value-type="string">
            <text:p>UGC5364</text:p>
          </table:table-cell>
          <table:table-cell office:value-type="float" office:value="53.67746">
            <text:p>53.68</text:p>
          </table:table-cell>
          <table:table-cell table:formula="oooc:=18.82-2.5*LOG([.B5];10)" office:value-type="float" office:value="14.4955201075672">
            <text:p>14.5</text:p>
          </table:table-cell>
          <table:table-cell office:value-type="float" office:value="0.0209">
            <text:p>0.02</text:p>
          </table:table-cell>
          <table:table-cell table:formula="oooc:=[.C5]-4.176*[.D5]" office:value-type="float" office:value="14.4082417075672">
            <text:p>14.41</text:p>
          </table:table-cell>
          <table:table-cell table:style-name="ce1" table:formula="oooc:=10^(-0.4*([.E5]+48.6))" office:value-type="float" office:value="6.26185947163236E-026">
            <text:p>6.26E-26</text:p>
          </table:table-cell>
          <table:table-cell table:formula="oooc:=4*3.1415*(3.08568025*10^24*[.L5])^2*[.F5]" office:value-type="float" office:value="3.56697770988013E+024">
            <text:p>3.57E+024</text:p>
          </table:table-cell>
          <table:table-cell table:style-name="ce1" table:formula="oooc:=1.4E-028*[.G5]" office:value-type="float" office:value="0.000499376879383218">
            <text:p>4.99E-04</text:p>
          </table:table-cell>
          <table:table-cell office:value-type="float" office:value="0.000067551">
            <text:p>6.76E-05</text:p>
          </table:table-cell>
          <table:table-cell table:formula="oooc:=LOG([.I5];10)" office:value-type="float" office:value="-4.17036821745961">
            <text:p>-4.17</text:p>
          </table:table-cell>
          <table:table-cell table:formula="oooc:=LOG([.H5];10)" office:value-type="float" office:value="-3.30157156889042">
            <text:p>-3.3</text:p>
          </table:table-cell>
          <table:table-cell office:value-type="float" office:value="0.69">
            <text:p>0.69</text:p>
          </table:table-cell>
          <table:table-cell/>
        </table:table-row>
        <table:table-row table:style-name="ro2">
          <table:table-cell office:value-type="string">
            <text:p>UGC5428</text:p>
          </table:table-cell>
          <table:table-cell office:value-type="float" office:value="0.6499066">
            <text:p>0.65</text:p>
          </table:table-cell>
          <table:table-cell table:formula="oooc:=18.82-2.5*LOG([.B6];10)" office:value-type="float" office:value="19.2878726315436">
            <text:p>19.29</text:p>
          </table:table-cell>
          <table:table-cell office:value-type="float" office:value="0.0968">
            <text:p>0.1</text:p>
          </table:table-cell>
          <table:table-cell table:formula="oooc:=[.C6]-4.176*[.D6]" office:value-type="float" office:value="18.8836358315436">
            <text:p>18.88</text:p>
          </table:table-cell>
          <table:table-cell table:style-name="ce1" table:formula="oooc:=10^(-0.4*([.E6]+48.6))" office:value-type="float" office:value="1.01518611086029E-027">
            <text:p>1.02E-27</text:p>
          </table:table-cell>
          <table:table-cell table:formula="oooc:=4*3.1415*(3.08568025*10^24*[.L6])^2*[.F6]" office:value-type="float" office:value="1.48792367154555E+024">
            <text:p>1.49E+024</text:p>
          </table:table-cell>
          <table:table-cell table:style-name="ce1" table:formula="oooc:=1.4E-028*[.G6]" office:value-type="float" office:value="0.000208309314016377">
            <text:p>2.08E-04</text:p>
          </table:table-cell>
          <table:table-cell office:value-type="float" office:value="0.00002628">
            <text:p>2.63E-05</text:p>
          </table:table-cell>
          <table:table-cell table:formula="oooc:=LOG([.I6];10)" office:value-type="float" office:value="-4.58037463911226">
            <text:p>-4.58</text:p>
          </table:table-cell>
          <table:table-cell table:formula="oooc:=LOG([.H6];10)" office:value-type="float" office:value="-3.68129131125492">
            <text:p>-3.68</text:p>
          </table:table-cell>
          <table:table-cell office:value-type="float" office:value="3.5">
            <text:p>3.5</text:p>
          </table:table-cell>
          <table:table-cell/>
        </table:table-row>
        <table:table-row table:style-name="ro2">
          <table:table-cell office:value-type="string">
            <text:p>UGCA276</text:p>
          </table:table-cell>
          <table:table-cell office:value-type="float" office:value="0.1083865">
            <text:p>0.11</text:p>
          </table:table-cell>
          <table:table-cell table:formula="oooc:=18.82-2.5*LOG([.B7];10)" office:value-type="float" office:value="21.2325620191394">
            <text:p>21.23</text:p>
          </table:table-cell>
          <table:table-cell office:value-type="float" office:value="0.0202">
            <text:p>0.02</text:p>
          </table:table-cell>
          <table:table-cell table:formula="oooc:=[.C7]-4.176*[.D7]" office:value-type="float" office:value="21.1482068191394">
            <text:p>21.15</text:p>
          </table:table-cell>
          <table:table-cell table:style-name="ce1" table:formula="oooc:=10^(-0.4*([.E7]+48.6))" office:value-type="float" office:value="1.26100634653328E-028">
            <text:p>1.26E-28</text:p>
          </table:table-cell>
          <table:table-cell table:formula="oooc:=4*3.1415*(3.08568025*10^24*[.L7])^2*[.F7]" office:value-type="float" office:value="1.5257044372233E+023">
            <text:p>1.53E+023</text:p>
          </table:table-cell>
          <table:table-cell table:style-name="ce1" table:formula="oooc:=1.4E-028*[.G7]" office:value-type="float" office:value="0.0000213598621211262">
            <text:p>2.14E-05</text:p>
          </table:table-cell>
          <table:table-cell office:value-type="float" office:value="0.000002453">
            <text:p>2.45E-06</text:p>
          </table:table-cell>
          <table:table-cell table:formula="oooc:=LOG([.I7];10)" office:value-type="float" office:value="-5.61030245179361">
            <text:p>-5.61</text:p>
          </table:table-cell>
          <table:table-cell table:formula="oooc:=LOG([.H7];10)" office:value-type="float" office:value="-4.67040155502491">
            <text:p>-4.67</text:p>
          </table:table-cell>
          <table:table-cell office:value-type="float" office:value="3.18">
            <text:p>3.18</text:p>
          </table:table-cell>
          <table:table-cell/>
        </table:table-row>
        <table:table-row table:style-name="ro2">
          <table:table-cell office:value-type="string">
            <text:p>DDO210</text:p>
          </table:table-cell>
          <table:table-cell office:value-type="float" office:value="9.051317">
            <text:p>9.05</text:p>
          </table:table-cell>
          <table:table-cell table:formula="oooc:=18.82-2.5*LOG([.B8];10)" office:value-type="float" office:value="16.4282205618712">
            <text:p>16.43</text:p>
          </table:table-cell>
          <table:table-cell office:value-type="float" office:value="0.0507">
            <text:p>0.05</text:p>
          </table:table-cell>
          <table:table-cell table:formula="oooc:=[.C8]-4.176*[.D8]" office:value-type="float" office:value="16.2164973618712">
            <text:p>16.22</text:p>
          </table:table-cell>
          <table:table-cell table:style-name="ce1" table:formula="oooc:=10^(-0.4*([.E8]+48.6))" office:value-type="float" office:value="1.18413455642298E-026">
            <text:p>1.18E-26</text:p>
          </table:table-cell>
          <table:table-cell table:formula="oooc:=4*3.1415*(3.08568025*10^24*[.L8])^2*[.F8]" office:value-type="float" office:value="1.25185970182227E+024">
            <text:p>1.25E+024</text:p>
          </table:table-cell>
          <table:table-cell table:style-name="ce1" table:formula="oooc:=1.4E-028*[.G8]" office:value-type="float" office:value="0.000175260358255117">
            <text:p>1.75E-04</text:p>
          </table:table-cell>
          <table:table-cell office:value-type="float" office:value="0.000004165">
            <text:p>4.17E-06</text:p>
          </table:table-cell>
          <table:table-cell table:formula="oooc:=LOG([.I8];10)" office:value-type="float" office:value="-5.38038499425719">
            <text:p>-5.38</text:p>
          </table:table-cell>
          <table:table-cell table:formula="oooc:=LOG([.H8];10)" office:value-type="float" office:value="-3.75631630488712">
            <text:p>-3.76</text:p>
          </table:table-cell>
          <table:table-cell office:value-type="float" office:value="0.94">
            <text:p>0.94</text:p>
          </table:table-cell>
          <table:table-cell/>
        </table:table-row>
        <table:table-row table:style-name="ro2">
          <table:table-cell office:value-type="string">
            <text:p>UGCA438</text:p>
          </table:table-cell>
          <table:table-cell office:value-type="float" office:value="22.66779">
            <text:p>22.67</text:p>
          </table:table-cell>
          <table:table-cell table:formula="oooc:=18.82-2.5*LOG([.B9];10)" office:value-type="float" office:value="15.4314770485579">
            <text:p>15.43</text:p>
          </table:table-cell>
          <table:table-cell office:value-type="float" office:value="0.0144">
            <text:p>0.01</text:p>
          </table:table-cell>
          <table:table-cell table:formula="oooc:=[.C9]-4.176*[.D9]" office:value-type="float" office:value="15.3713426485579">
            <text:p>15.37</text:p>
          </table:table-cell>
          <table:table-cell table:style-name="ce1" table:formula="oooc:=10^(-0.4*([.E9]+48.6))" office:value-type="float" office:value="2.57906887670607E-026">
            <text:p>2.58E-26</text:p>
          </table:table-cell>
          <table:table-cell table:formula="oooc:=4*3.1415*(3.08568025*10^24*[.L9])^2*[.F9]" office:value-type="float" office:value="1.52078488154293E+025">
            <text:p>1.52E+025</text:p>
          </table:table-cell>
          <table:table-cell table:style-name="ce1" table:formula="oooc:=1.4E-028*[.G9]" office:value-type="float" office:value="0.0021290988341601">
            <text:p>2.13E-03</text:p>
          </table:table-cell>
          <table:table-cell office:value-type="float" office:value="0.00004463">
            <text:p>4.46E-05</text:p>
          </table:table-cell>
          <table:table-cell table:formula="oooc:=LOG([.I9];10)" office:value-type="float" office:value="-4.35037311315947">
            <text:p>-4.35</text:p>
          </table:table-cell>
          <table:table-cell table:formula="oooc:=LOG([.H9];10)" office:value-type="float" office:value="-2.6718041778599">
            <text:p>-2.67</text:p>
          </table:table-cell>
          <table:table-cell office:value-type="float" office:value="2.22">
            <text:p>2.22</text:p>
          </table:table-cell>
          <table:table-cell/>
        </table:table-row>
        <table:table-row table:style-name="ro2">
          <table:table-cell office:value-type="string">
            <text:p>UGC 12613</text:p>
          </table:table-cell>
          <table:table-cell office:value-type="float" office:value="22.06205">
            <text:p>22.06</text:p>
          </table:table-cell>
          <table:table-cell table:formula="oooc:=18.82-2.5*LOG([.B10];10)" office:value-type="float" office:value="15.4608853387238">
            <text:p>15.46</text:p>
          </table:table-cell>
          <table:table-cell office:value-type="float" office:value="0.0682">
            <text:p>0.07</text:p>
          </table:table-cell>
          <table:table-cell table:formula="oooc:=[.C10]-4.176*[.D10]" office:value-type="float" office:value="15.1760821387238">
            <text:p>15.18</text:p>
            <draw:frame table:end-cell-address="Sheet1.I26" table:end-x="0.052in" table:end-y="0.0819in" draw:z-index="0" draw:style-name="gr1" svg:width="3.1429in" svg:height="2.7626in" svg:x="0.4654in" svg:y="0.0055in">
              <draw:object draw:notify-on-update-of-ranges="Sheet1.J2:Sheet1.J10 Sheet1.K2:Sheet1.K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formula="oooc:=10^(-0.4*([.E10]+48.6))" office:value-type="float" office:value="3.08721691088889E-026">
            <text:p>3.09E-26</text:p>
          </table:table-cell>
          <table:table-cell table:formula="oooc:=4*3.1415*(3.08568025*10^24*[.L10])^2*[.F10]" office:value-type="float" office:value="2.13350284369174E+024">
            <text:p>2.13E+024</text:p>
          </table:table-cell>
          <table:table-cell table:style-name="ce1" table:formula="oooc:=1.4E-028*[.G10]" office:value-type="float" office:value="0.000298690398116844">
            <text:p>2.99E-04</text:p>
          </table:table-cell>
          <table:table-cell office:value-type="float" office:value="0.000025097">
            <text:p>2.51E-05</text:p>
          </table:table-cell>
          <table:table-cell table:formula="oooc:=LOG([.I10];10)" office:value-type="float" office:value="-4.60037818932826">
            <text:p>-4.6</text:p>
          </table:table-cell>
          <table:table-cell table:formula="oooc:=LOG([.H10];10)" office:value-type="float" office:value="-3.52477873826596">
            <text:p>-3.52</text:p>
          </table:table-cell>
          <table:table-cell office:value-type="float" office:value="0.76">
            <text:p>0.76</text:p>
          </table:table-cell>
          <table:table-cell/>
        </table:table-row>
        <table:table-row table:style-name="ro2" table:number-rows-repeated="3"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>
            <text:p>log(Ha/UV)</text:p>
          </table:table-cell>
          <table:table-cell table:number-columns-repeated="11"/>
        </table:table-row>
        <table:table-row table:style-name="ro2">
          <table:table-cell table:formula="oooc:=LOG([.I2];10)" office:value-type="float" office:value="-6.89962945488244">
            <text:p>-6.9</text:p>
          </table:table-cell>
          <table:table-cell table:formula="oooc:=[.J2]-[.K2]" office:value-type="float" office:value="-1.79591423412117">
            <text:p>-1.8</text:p>
          </table:table-cell>
          <table:table-cell office:value-type="string">
            <text:p>LGS3</text:p>
          </table:table-cell>
          <table:table-cell table:number-columns-repeated="10"/>
        </table:table-row>
        <table:table-row table:style-name="ro2">
          <table:table-cell table:formula="oooc:=LOG([.I3];10)" office:value-type="float" office:value="-4.43036863359636">
            <text:p>-4.43</text:p>
          </table:table-cell>
          <table:table-cell table:formula="oooc:=[.J3]-[.K3]" office:value-type="float" office:value="-1.86396167834359">
            <text:p>-1.86</text:p>
          </table:table-cell>
          <table:table-cell office:value-type="string">
            <text:p>LSBCD564-08</text:p>
          </table:table-cell>
          <table:table-cell table:number-columns-repeated="10"/>
        </table:table-row>
        <table:table-row table:style-name="ro1">
          <table:table-cell table:formula="oooc:=LOG([.I4];10)" office:value-type="float" office:value="-5.92045699259709">
            <text:p>-5.92</text:p>
          </table:table-cell>
          <table:table-cell table:formula="oooc:=[.J4]-[.K4]" office:value-type="float" office:value="-1.17448343969621">
            <text:p>-1.17</text:p>
          </table:table-cell>
          <table:table-cell office:value-type="string">
            <text:p>LeoT</text:p>
          </table:table-cell>
          <table:table-cell table:number-columns-repeated="10"/>
        </table:table-row>
        <table:table-row table:style-name="ro2">
          <table:table-cell table:formula="oooc:=LOG([.I5];10)" office:value-type="float" office:value="-4.17036821745961">
            <text:p>-4.17</text:p>
          </table:table-cell>
          <table:table-cell table:formula="oooc:=[.J5]-[.K5]" office:value-type="float" office:value="-0.868796648569188">
            <text:p>-0.87</text:p>
          </table:table-cell>
          <table:table-cell office:value-type="string">
            <text:p>UGC5364</text:p>
          </table:table-cell>
          <table:table-cell table:number-columns-repeated="10"/>
        </table:table-row>
        <table:table-row table:style-name="ro2">
          <table:table-cell table:formula="oooc:=LOG([.I6];10)" office:value-type="float" office:value="-4.58037463911226">
            <text:p>-4.58</text:p>
          </table:table-cell>
          <table:table-cell table:formula="oooc:=[.J6]-[.K6]" office:value-type="float" office:value="-0.899083327857335">
            <text:p>-0.9</text:p>
          </table:table-cell>
          <table:table-cell office:value-type="string">
            <text:p>UGC5428</text:p>
          </table:table-cell>
          <table:table-cell table:number-columns-repeated="10"/>
        </table:table-row>
        <table:table-row table:style-name="ro2">
          <table:table-cell table:formula="oooc:=LOG([.I7];10)" office:value-type="float" office:value="-5.61030245179361">
            <text:p>-5.61</text:p>
          </table:table-cell>
          <table:table-cell table:formula="oooc:=[.J7]-[.K7]" office:value-type="float" office:value="-0.939900896768704">
            <text:p>-0.94</text:p>
          </table:table-cell>
          <table:table-cell office:value-type="string">
            <text:p>UGCA276</text:p>
          </table:table-cell>
          <table:table-cell table:number-columns-repeated="10"/>
        </table:table-row>
        <table:table-row table:style-name="ro2">
          <table:table-cell table:formula="oooc:=LOG([.I8];10)" office:value-type="float" office:value="-5.38038499425719">
            <text:p>-5.38</text:p>
          </table:table-cell>
          <table:table-cell table:formula="oooc:=[.J8]-[.K8]" office:value-type="float" office:value="-1.62406868937007">
            <text:p>-1.62</text:p>
          </table:table-cell>
          <table:table-cell office:value-type="string">
            <text:p>DDO210</text:p>
          </table:table-cell>
          <table:table-cell table:number-columns-repeated="10"/>
        </table:table-row>
        <table:table-row table:style-name="ro2">
          <table:table-cell table:formula="oooc:=LOG([.I9];10)" office:value-type="float" office:value="-4.35037311315947">
            <text:p>-4.35</text:p>
          </table:table-cell>
          <table:table-cell table:formula="oooc:=[.J9]-[.K9]" office:value-type="float" office:value="-1.67856893529957">
            <text:p>-1.68</text:p>
          </table:table-cell>
          <table:table-cell office:value-type="string">
            <text:p>UGCA438</text:p>
          </table:table-cell>
          <table:table-cell table:number-columns-repeated="10"/>
        </table:table-row>
        <table:table-row table:style-name="ro2">
          <table:table-cell table:formula="oooc:=LOG([.I10];10)" office:value-type="float" office:value="-4.60037818932826">
            <text:p>-4.6</text:p>
          </table:table-cell>
          <table:table-cell table:formula="oooc:=[.J10]-[.K10]" office:value-type="float" office:value="-1.0755994510623">
            <text:p>-1.08</text:p>
          </table:table-cell>
          <table:table-cell office:value-type="string">
            <text:p>UGC 12613</text:p>
          </table:table-cell>
          <table:table-cell table:number-columns-repeated="10"/>
        </table:table-row>
        <table:table-row table:style-name="ro2" table:number-rows-repeated="6551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scientific-number number:decimal-places="3" number:min-integer-digits="1" number:min-exponent-digits="2"/>
    </number:number-style>
    <number:number-style style:name="N118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1">12/11/2009</text:date>, <text:time>11:2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Cameron Sobie</meta:initial-creator>
    <meta:creation-date>2009-12-11T09:25:52</meta:creation-date>
    <dc:creator>Cameron Sobie</dc:creator>
    <dc:date>2009-12-11T11:22:52</dc:date>
    <meta:editing-cycles>7</meta:editing-cycles>
    <meta:editing-duration>PT1H57M1S</meta:editing-duration>
    <meta:user-defined meta:name="Info 1"/>
    <meta:user-defined meta:name="Info 2"/>
    <meta:user-defined meta:name="Info 3"/>
    <meta:user-defined meta:name="Info 4"/>
    <meta:document-statistic meta:table-count="3" meta:cell-count="1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84cm" svg:height="7.018cm" chart:class="chart:scatter" chart:style-name="ch1">
        <chart:legend chart:legend-position="end" svg:x="5.853cm" svg:y="3.228cm" chart:style-name="ch2"/>
        <chart:plot-area chart:style-name="ch3" table:cell-range-address="Sheet1.J2:Sheet1.K10" svg:x="0.159cm" svg:y="0.14cm" svg:width="5.535cm" svg:height="6.59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0" chart:class="chart:scatter">
            <chart:domain table:cell-range-address="Sheet1.J2:Sheet1.J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-6.89962945488244">
                <text:p>-6.89962945488244</text:p>
              </table:table-cell>
              <table:table-cell office:value-type="float" office:value="-5.10371522076127">
                <text:p>-5.10371522076127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4.43036863359636">
                <text:p>-4.43036863359636</text:p>
              </table:table-cell>
              <table:table-cell office:value-type="float" office:value="-2.56640695525276">
                <text:p>-2.5664069552527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5.92045699259709">
                <text:p>-5.92045699259709</text:p>
              </table:table-cell>
              <table:table-cell office:value-type="float" office:value="-4.74597355290088">
                <text:p>-4.7459735529008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4.17036821745961">
                <text:p>-4.17036821745961</text:p>
              </table:table-cell>
              <table:table-cell office:value-type="float" office:value="-3.30157156889042">
                <text:p>-3.3015715688904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-4.58037463911226">
                <text:p>-4.58037463911226</text:p>
              </table:table-cell>
              <table:table-cell office:value-type="float" office:value="-3.68129131125492">
                <text:p>-3.68129131125492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-5.61030245179361">
                <text:p>-5.61030245179361</text:p>
              </table:table-cell>
              <table:table-cell office:value-type="float" office:value="-4.67040155502491">
                <text:p>-4.6704015550249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-5.38038499425719">
                <text:p>-5.38038499425719</text:p>
              </table:table-cell>
              <table:table-cell office:value-type="float" office:value="-3.75631630488712">
                <text:p>-3.7563163048871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-4.35037311315947">
                <text:p>-4.35037311315947</text:p>
              </table:table-cell>
              <table:table-cell office:value-type="float" office:value="-2.6718041778599">
                <text:p>-2.671804177859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-4.60037818932826">
                <text:p>-4.60037818932826</text:p>
              </table:table-cell>
              <table:table-cell office:value-type="float" office:value="-3.52477873826596">
                <text:p>-3.52477873826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